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E00000104C53DC1D890E57A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8cm" svg:x="0.08cm" svg:y="0.026cm">
          <draw:image xlink:href="Pictures/100002010000036E00000104C53DC1D890E57A2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09:36:52.800870724</meta:creation-date>
    <dc:date>2020-07-24T09:39:18.877084425</dc:date>
    <meta:editing-duration>PT2M32S</meta:editing-duration>
    <meta:editing-cycles>1</meta:editing-cycles>
    <meta:document-statistic meta:object-count="1"/>
    <meta:generator>LibreOffice/6.4.4.2$Linux_X86_64 LibreOffice_project/40$Build-2</meta:generator>
  </office:meta>
</office:document-meta>
</file>